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980000003C31FE8942390DCF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04af82" style:language-asian="zxx" style:country-asian="none" style:language-complex="zxx" style:country-complex="none"/>
    </style:style>
    <style:style style:name="P2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4af82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4af82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4af82" style:font-size-asian="12pt" style:language-asian="zxx" style:country-asian="none" style:font-name-complex="Times New Roman1" style:language-complex="zxx" style:country-complex="none"/>
    </style:style>
    <style:style style:name="P5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4af82" style:font-size-asian="12pt" style:language-asian="zxx" style:country-asian="none" style:font-weight-asian="bold" style:font-name-complex="Times New Roman1" style:language-complex="zxx" style:country-complex="none"/>
    </style:style>
    <style:style style:name="P6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4af82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04af82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04af82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4af82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4af82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4af82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04af82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4af82" style:font-size-asian="10.5pt" style:language-asian="zxx" style:country-asian="none" style:font-weight-asian="bold" style:language-complex="zxx" style:country-complex="none"/>
    </style:style>
    <style:style style:name="P14" style:family="paragraph" style:parent-style-name="Text_20_body">
      <style:text-properties style:font-name="Times New Roman" fo:font-size="13pt" fo:language="zxx" fo:country="none" officeooo:paragraph-rsid="0004af82" style:font-size-asian="13pt" style:language-asian="zxx" style:country-asian="none" style:language-complex="zxx" style:country-complex="none"/>
    </style:style>
    <style:style style:name="P15" style:family="paragraph" style:parent-style-name="Text_20_body">
      <style:text-properties style:font-name="Times New Roman" fo:font-size="15pt" fo:language="zxx" fo:country="none" officeooo:paragraph-rsid="0004af82" style:font-size-asian="1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4af82" style:font-size-asian="14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4af82" style:font-size-asian="20.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04af82" officeooo:paragraph-rsid="0004af82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style:font-name="Times New Roman" fo:language="ru" fo:country="RU" fo:font-weight="bold" officeooo:rsid="0004af82" officeooo:paragraph-rsid="0004af82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size="18pt" fo:font-weight="bold" style:font-size-asian="18pt" style:font-weight-asian="bold" style:font-name-complex="Times New Roman1"/>
    </style:style>
    <style:style style:name="T2" style:family="text">
      <style:text-properties fo:font-size="18pt" fo:font-weight="bold" officeooo:rsid="0011ef59" style:font-size-asian="18pt" style:font-weight-asian="bold" style:font-name-complex="Times New Roman1"/>
    </style:style>
    <style:style style:name="T3" style:family="text">
      <style:text-properties fo:font-size="18pt" fo:language="ru" fo:country="RU" fo:font-weight="bold" officeooo:rsid="0004af82" style:font-size-asian="18pt" style:font-weight-asian="bold" style:font-name-complex="Times New Roman1"/>
    </style:style>
    <style:style style:name="T4" style:family="text">
      <style:text-properties fo:font-size="14pt" style:font-size-asian="14pt" style:font-name-complex="Times New Roman1" style:font-size-complex="14pt"/>
    </style:style>
    <style:style style:name="T5" style:family="text">
      <style:text-properties fo:font-size="14pt" officeooo:rsid="00119f70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25833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1ef59" style:font-size-asian="14pt" style:font-name-complex="Times New Roman1" style:font-size-complex="14pt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5">«БЕЛГОРОДСКИЙ ГОСУДАРСТВЕННЫЙ ТЕХНОЛОГИЧЕСКИЙ УНИВЕРСИТЕТ им. В. Г. ШУХОВА» (БГТУ им. В.Г. Шухова)</text:p>
      <text:p text:style-name="P13"/>
      <text:p text:style-name="P3">Кафедра программного обеспечения вычислительной техники и автоматизированных систем</text:p>
      <text:p text:style-name="P14"/>
      <text:p text:style-name="P14"/>
      <text:p text:style-name="P14"/>
      <text:p text:style-name="P14"/>
      <text:p text:style-name="P14"/>
      <text:p text:style-name="P14"/>
      <text:p text:style-name="P11"/>
      <text:p text:style-name="P1"><text:span text:style-name="T1">Лабораторная работа №</text:span><text:span text:style-name="T3">4</text:span><text:span text:style-name="T1"><text:line-break/></text:span><text:span text:style-name="T4">по дисциплине: «</text:span><text:span text:style-name="T5">Вычислительная математика</text:span><text:span text:style-name="T4">»</text:span></text:p>
      <text:p text:style-name="P6"><text:span text:style-name="T6">тема: </text:span><text:span text:style-name="T7">Численные методы решения задачи Коши</text:span><text:span text:style-name="T6"> </text:span><text:span text:style-name="T4"><text:s/></text:span></text:p>
      <text:p text:style-name="P15"/>
      <text:p text:style-name="P15"/>
      <text:p text:style-name="P15"/>
      <text:p text:style-name="P12"><text:tab/><text:tab/><text:tab/><text:tab/><text:tab/><text:tab/><text:tab/><text:tab/>Выполнил: ст. группы ПВ-211</text:p>
      <text:p text:style-name="P8"><text:tab/><text:tab/><text:tab/><text:tab/><text:tab/><text:tab/><text:tab/><text:tab/>Чувилко Илья Романович</text:p>
      <text:p text:style-name="P16"/>
      <text:p text:style-name="P9"><text:tab/><text:tab/><text:tab/><text:tab/><text:tab/><text:tab/><text:tab/><text:tab/>Проверил:</text:p>
      <text:p text:style-name="P9"><text:tab/><text:tab/><text:tab/><text:tab/><text:tab/><text:tab/><text:tab/><text:tab/>Бондаренко Татьяна Владимировна</text:p>
      <text:p text:style-name="P15"/>
      <text:p text:style-name="P17"/>
      <text:p text:style-name="P17"/>
      <text:p text:style-name="P17"/>
      <text:p text:style-name="P17"/>
      <text:p text:style-name="P10">Белгород 2023 г.</text:p>
      <text:p text:style-name="P7"/>
      <text:p text:style-name="P19"><text:soft-page-break/>Вариант 23</text:p>
      <text:p text:style-name="P18"><text:span text:style-name="T8">Цель работы:</text:span> изучить численные методы решения задачи Коши; получить практические навыки приближенного решения дифференциальных уравнений с помощью ЭВМ. </text:p>
      <text:p text:style-name="P18"><text:span text:style-name="T8">Ход работы:</text:span> </text:p>
      <text:p text:style-name="P18"><draw:frame draw:style-name="fr1" draw:name="Изображение1" text:anchor-type="char" svg:width="14.055cm" svg:height="1.27cm" draw:z-index="0"><draw:image xlink:href="Pictures/10000001000002980000003C31FE8942390DCF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3-04-26T14:20:05.873000000</dc:date>
    <meta:editing-duration>PT14H44M38S</meta:editing-duration>
    <meta:editing-cycles>1</meta:editing-cycles>
    <meta:document-statistic meta:table-count="0" meta:image-count="1" meta:object-count="0" meta:page-count="2" meta:paragraph-count="14" meta:word-count="83" meta:character-count="746" meta:non-whitespace-character-count="641"/>
  </office:meta>
</office:document-meta>
</file>